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left="0in" fo:margin-right="0in" fo:margin-top="0in" fo:margin-bottom="0in" style:contextual-spacing="false" fo:text-indent="0in" style:auto-text-indent="false"/>
    </style:style>
    <style:style style:name="P3" style:family="paragraph" style:parent-style-name="Text_20_body">
      <style:paragraph-properties fo:margin-left="0in" fo:margin-right="0in" fo:text-indent="0in" style:auto-text-indent="false"/>
      <style:text-properties officeooo:rsid="0013612e" officeooo:paragraph-rsid="0013612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Hey claude, I need you to review a gardening document I <text:s text:c="2"/></text:p>
      <text:p text:style-name="Text_20_body"><text:s text:c="2"/>have relied on for our semi-annual garden planning. <text:s/>We <text:s text:c="3"/></text:p>
      <text:p text:style-name="Text_20_body"><text:s text:c="2"/>have had up to 3 seasons per year for different crops. </text:p>
      <text:p text:style-name="P2">We are in zone 7a at address 2235 Gunn Poole Rd, Mebane, NC in a hilly area. The garden is on the top of a hill and has full sun in the summertime. We have hot humid summers with little rain.</text:p>
      <text:p text:style-name="P2"/>
      <text:p text:style-name="P2">See the document Garden Crops.xlsx in the home/ed/Dropbox/Gardening folder. That is the prior few years of activity. </text:p>
      <text:p text:style-name="P1"/>
      <text:p text:style-name="P2">This year 2026 Spring/Summer we want to cut way back on the VOLUME of mono crops and plant a lower concentration of plants and more variety. Using partner planting to avoid bug issues and mixing in succulents, herbs, flowers, and other plants that act as deterrents or beneficial plants.</text:p>
      <text:p text:style-name="P1"/>
      <text:p text:style-name="P2">Ill put a map of our garden in the same folder as Garden Map.odg you can see the spaces layout and numbers</text:p>
      <text:p text:style-name="P1"/>
      <text:p text:style-name="P2">1-10 are 3x12 foot raised garden beds 3' high with little to no shade and gravel drainage</text:p>
      <text:p text:style-name="P2">11 is a concrete patio with catawba grape arbor</text:p>
      <text:p text:style-name="P2">12 is a greenhouse</text:p>
      <text:p text:style-name="P2">13 is a row of triple crown blackberries</text:p>
      <text:p text:style-name="P2">14 is a grass field we sometimes use for potatoes but will be dormant this year</text:p>
      <text:p text:style-name="P2">15 is a scuppernog grape arbor</text:p>
      <text:p text:style-name="P2">16 is an asparagus patch that gets COVERED with weeds in the spring and summer</text:p>
      <text:p text:style-name="P2">17 are three large pear trees</text:p>
      <text:p text:style-name="P2">18 is 2 mound rows of dirt </text:p>
      <text:p text:style-name="P2">1 we try to grow squash on but it gets covered in squash bugs</text:p>
      <text:p text:style-name="P2">2 had egyptian walking onions on it but the grass kept taking it over</text:p>
      <text:p text:style-name="P2">19 is a row of blueberry bushes</text:p>
      <text:p text:style-name="P2">20 is a ground area we have grown okra, tomatoes, pumpkins, loofa squash. This year we will let grow pumpkins, watermellon cantalope, and 2 spots of sweet potatoes that we eat the greens from.</text:p>
      <text:p text:style-name="P1"/>
      <text:p text:style-name="P2">Currently here is whats growing in the beds and what we want to grow starting now, March 2026. The perennials above will continue in their spaces.</text:p>
      <text:p text:style-name="P2">1 currently vacant we want to grow 2 beefsteak tomatoe plants with basil or cilantro or a different plant as a companion plant in HALF this bed, the other half we will have just 3 or 4 pepper plants.</text:p>
      <text:p text:style-name="P2">1+ is a metal arbor that bridges the gap between these beds overhead. We would like to put cucumbers here that produce all season, not a batch producer.</text:p>
      <text:p text:style-name="P2">2 currently vacant but we normally have parsley, dill, lettuce and cilantro here</text:p>
      <text:p text:style-name="P2">3 currently a full bed of spinach we will let grow till it bolts</text:p>
      <text:p text:style-name="P2">3+ is a metal arbor that bridges the gap between these beds overhead. </text:p>
      <text:p text:style-name="P2">4 currently half spinach. the other half we normally grow a big plot of cilantro</text:p>
      <text:p text:style-name="P2">5 currently it has onions that have overwintered. need to get them to harvest</text:p>
      <text:p text:style-name="P2">6 this is a strawberry patch with both June bearing and everbearing varieties</text:p>
      <text:p text:style-name="P2"><text:soft-page-break/>7 currently it has onions that have overwintered. need to get them to harvest</text:p>
      <text:p text:style-name="P2">7+ is a metal arbor that bridges the gap between these beds overhead. no plans.</text:p>
      <text:p text:style-name="P2">8 currently vacant we used to grow peppers and tomatoes here but this year, no plans</text:p>
      <text:p text:style-name="P2">9 currently vacant we used to grow peppers and tomatoes here but this year, no plans </text:p>
      <text:p text:style-name="P2">9+ is a metal arbor that bridges the gap between these beds overhead. We want to grow sugar snap peas here in the spring and the passion fruit Maypop grows here in the summer naturally.</text:p>
      <text:p text:style-name="P2">10 currently vacant we used to grow peppers and tomatoes here but this year, no plans. and the passion fruit Maypop grows here in the summer naturally.</text:p>
      <text:p text:style-name="P2">18-2 would like to see if we can get the egyptian walking onions to keep growing there, but how to control the crab grass?</text:p>
      <text:p text:style-name="P2">20 is a ground area we have grown okra, tomatoes, pumpkins, loofa squash. This year we will let grow pumpkins, watermellon cantalope, and 2 spots of sweet potatoes that we eat the greens from.</text:p>
      <text:p text:style-name="P2"/>
      <text:p text:style-name="P2"><text:s/>Also, add flowers into the growing plan so the growing <text:s text:c="4"/></text:p>
      <text:p text:style-name="P2"><text:s text:c="3"/>areas have a variety of plants both for food, and <text:s text:c="8"/></text:p>
      <text:p text:style-name="P2"><text:s text:c="2"/>beauty <text:s/></text:p>
      <text:p text:style-name="P1"/>
      <text:p text:style-name="P3">Fertilizer sources. <text:s/>We like to use chipped wood, chicken poop, and wood ashes for fertilizer. <text:s/>If we need, we can use a vegetable fertilizer or a normal 10-10-10 petro fertilizer.</text:p>
      <text:p text:style-name="P1"/>
      <text:p text:style-name="P3">I want you, Claude, to develop a simpler system that did what the old xlsx file did in planning, tracking, and documenting what we grow, where, when to plant, when to harvest, how much to fertilize and when, how to prune and when and make it into a calendar we can easily follow. <text:s/></text:p>
      <text:p text:style-name="P3">Ideally, make the interface cute so my wife will use it too. <text:s/>Flowers, cartoon bees, etc… for styling. <text:s/>I don’t know what program or format to put it in, let me know your thought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06T11:06:02.390947141</meta:creation-date>
    <dc:date>2026-03-06T11:11:01.133433124</dc:date>
    <meta:editing-duration>PT4M58S</meta:editing-duration>
    <meta:editing-cycles>2</meta:editing-cycles>
    <meta:generator>LibreOffice/24.2.7.2$Linux_X86_64 LibreOffice_project/420$Build-2</meta:generator>
    <meta:document-statistic meta:table-count="0" meta:image-count="0" meta:object-count="0" meta:page-count="2" meta:paragraph-count="43" meta:word-count="811" meta:character-count="4360" meta:non-whitespace-character-count="3546"/>
  </office:meta>
</office:document-meta>
</file>